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7000000B3DD6E44AB.png" manifest:media-type="image/png"/>
  <manifest:file-entry manifest:full-path="Pictures/10000000000000D20000005B9FCD869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41cm" svg:height="2.661cm" svg:x="11.877cm" svg:y="1.768cm">
          <draw:image xlink:href="Pictures/10000000000000D20000005B9FCD8695.png" xlink:type="simple" xlink:show="embed" xlink:actuate="onLoad">
            <text:p/>
          </draw:image>
        </draw:frame>
        <draw:frame draw:style-name="gr1" draw:text-style-name="P1" draw:layer="layout" svg:width="9.804cm" svg:height="5.116cm" svg:x="1.229cm" svg:y="1.091cm">
          <draw:image xlink:href="Pictures/1000000000000157000000B3DD6E44AB.png" xlink:type="simple" xlink:show="embed" xlink:actuate="onLoad">
            <text:p/>
          </draw:image>
        </draw:frame>
        <draw:line draw:style-name="gr2" draw:text-style-name="P1" draw:layer="layout" svg:x1="1cm" svg:y1="6.334cm" svg:x2="17.891cm" svg:y2="6.334cm">
          <text:p/>
        </draw:line>
        <draw:line draw:style-name="gr2" draw:text-style-name="P1" draw:layer="layout" svg:x1="11.414cm" svg:y1="1cm" svg:x2="11.414cm" svg:y2="6.3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ototyp </meta:initial-creator>
    <meta:creation-date>2014-08-29T16:33:05.232641966</meta:creation-date>
    <dc:date>2014-08-29T16:36:32.378318868</dc:date>
    <dc:creator>prototyp </dc:creator>
    <meta:editing-duration>P0D</meta:editing-duration>
    <meta:editing-cycles>1</meta:editing-cycles>
    <meta:document-statistic meta:object-count="4"/>
    <meta:generator>LibreOffice/4.2.4.2$Linux_X86_64 LibreOffice_project/420m0$Build-2</meta:generator>
  </office:meta>
</office:document-meta>
</file>